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4.4cm" draw:shadow="visib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82cm" fo:min-width="4.4cm" draw:shadow="visib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4.4cm" draw:shadow="visib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16cm" fo:min-width="4.4cm" draw:shadow="visib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4.4cm" draw:shadow="visible"/>
    </style:style>
    <style:style style:name="gr6" style:family="graphic" style:parent-style-name="objectwithoutfill">
      <style:graphic-properties draw:marker-start-width="0.529cm" draw:marker-end="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8" style:family="graphic" style:parent-style-name="standard">
      <style:graphic-properties draw:stroke="none" svg:stroke-color="#000000" draw:fill="none" draw:fill-color="#ffffff" fo:min-height="0.39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2" draw:layer="layout" svg:width="4.9cm" svg:height="1.434cm" svg:x="18.504cm" svg:y="16.558cm">
              <text:p text:style-name="P1"><text:span text:style-name="T1">Company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4.9cm" svg:height="1.432cm" svg:x="18.504cm" svg:y="17.992cm">
              <text:p text:style-name="P3"><text:span text:style-name="T2">Id : Integer</text:span></text:p>
              <text:p text:style-name="P3"><text:span text:style-name="T2">Name : String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4.9cm" svg:height="1.434cm" svg:x="18.504cm" svg:y="19.424cm">
              <text:p/>
              <draw:enhanced-geometry svg:viewBox="0 0 21600 21600" draw:type="rectangle" draw:enhanced-path="M 0 0 L 21600 0 21600 21600 0 21600 0 0 Z N"/>
            </draw:custom-shape>
          </draw:g>
          <draw:g xml:id="id4" draw:id="id4">
            <draw:custom-shape draw:style-name="gr1" draw:text-style-name="P2" draw:layer="layout" svg:width="4.9cm" svg:height="1.434cm" svg:x="32.279cm" svg:y="24.158cm">
              <text:p text:style-name="P1"><text:span text:style-name="T1">Employee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4.9cm" svg:height="1.966cm" svg:x="32.279cm" svg:y="25.592cm">
              <text:p text:style-name="P3"><text:span text:style-name="T2">Id : Integer</text:span></text:p>
              <text:p text:style-name="P3"><text:span text:style-name="T2">Name : String</text:span></text:p>
              <text:p text:style-name="P3"><text:span text:style-name="T2">Age: Integer</text:span></text:p>
              <text:p text:style-name="P3"><text:span text:style-name="T2">Salary: Double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4.9cm" svg:height="0.9cm" svg:x="32.279cm" svg:y="27.558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6" draw:text-style-name="P5" draw:layer="layout" svg:x1="23.404cm" svg:y1="18.708cm" svg:x2="32.279cm" svg:y2="18.708cm" draw:start-shape="id1" draw:start-glue-point="1" draw:end-shape="id2" draw:end-glue-point="3" svg:d="M23404 18708h8875" svg:viewBox="0 0 8876 1">
            <text:p/>
          </draw:connector>
          <draw:connector draw:style-name="gr6" draw:text-style-name="P5" draw:layer="layout" draw:line-skew="-3.274cm" svg:x1="32.279cm" svg:y1="20.141cm" svg:x2="32.279cm" svg:y2="26.308cm" draw:start-shape="id3" draw:start-glue-point="3" draw:end-shape="id4" svg:d="M32279 20141h-3775v6167h3775" svg:viewBox="0 0 3776 6168">
            <text:p/>
          </draw:connector>
          <draw:g xml:id="id2" draw:id="id2">
            <draw:custom-shape draw:style-name="gr1" draw:text-style-name="P2" xml:id="id5" draw:id="id5" draw:layer="layout" svg:width="4.9cm" svg:height="1.434cm" svg:x="32.279cm" svg:y="16.558cm">
              <text:p text:style-name="P1"><text:span text:style-name="T1">Departm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draw:layer="layout" svg:width="4.9cm" svg:height="1.432cm" svg:x="32.279cm" svg:y="17.992cm">
              <text:p text:style-name="P3"><text:span text:style-name="T2">Id : Integer</text:span></text:p>
              <text:p text:style-name="P3"><text:span text:style-name="T2">Name : Str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xml:id="id3" draw:id="id3" draw:layer="layout" svg:width="4.9cm" svg:height="1.434cm" svg:x="32.279cm" svg:y="19.4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7" draw:text-style-name="P5" draw:layer="layout" svg:x1="37.179cm" svg:y1="20.141cm" svg:x2="37.179cm" svg:y2="20.141cm" draw:start-shape="id3" draw:start-glue-point="1" draw:end-shape="id3" draw:end-glue-point="1" svg:d="M37179 20141z" svg:viewBox="0 0 1 1">
              <text:p/>
            </draw:connector>
          </draw:g>
          <draw:connector draw:style-name="gr6" draw:text-style-name="P5" draw:layer="layout" draw:line-skew="-2.499cm 3.024cm" svg:x1="34.729cm" svg:y1="16.558cm" svg:x2="37.179cm" svg:y2="17.275cm" draw:start-shape="id5" draw:start-glue-point="0" draw:end-shape="id5" draw:end-glue-point="1" svg:d="M34729 16558v-3000h6175v3717h-3725" svg:viewBox="0 0 6176 3718">
            <text:p/>
          </draw:connector>
          <draw:connector draw:style-name="gr6" draw:text-style-name="P5" draw:layer="layout" draw:line-skew="2.724cm" svg:x1="37.179cm" svg:y1="20.141cm" svg:x2="37.179cm" svg:y2="26.308cm" draw:start-shape="id3" draw:end-shape="id4" draw:end-glue-point="1" svg:d="M37179 20141h3425v6167h-3425" svg:viewBox="0 0 3426 6168">
            <text:p/>
          </draw:connector>
          <draw:frame draw:style-name="gr8" draw:text-style-name="P6" draw:layer="layout" svg:width="1.4cm" svg:height="0.645cm" svg:x="24.304cm" svg:y="18.013cm">
            <draw:text-box>
              <text:p text:style-name="P1"><text:span text:style-name="T2">0..1</text:span></text:p>
            </draw:text-box>
          </draw:frame>
          <draw:frame draw:style-name="gr8" draw:text-style-name="P6" draw:layer="layout" svg:width="1.4cm" svg:height="0.645cm" svg:x="30.804cm" svg:y="18.014cm">
            <draw:text-box>
              <text:p text:style-name="P1"><text:span text:style-name="T2">0..*</text:span></text:p>
            </draw:text-box>
          </draw:frame>
          <draw:frame draw:style-name="gr8" draw:text-style-name="P6" draw:layer="layout" svg:width="1.4cm" svg:height="0.645cm" svg:x="29.904cm" svg:y="19.514cm">
            <draw:text-box>
              <text:p text:style-name="P1"><text:span text:style-name="T2">0..1</text:span></text:p>
            </draw:text-box>
          </draw:frame>
          <draw:frame draw:style-name="gr8" draw:text-style-name="P6" draw:layer="layout" svg:width="1.4cm" svg:height="0.645cm" svg:x="38.104cm" svg:y="19.515cm">
            <draw:text-box>
              <text:p text:style-name="P1"><text:span text:style-name="T2">1</text:span></text:p>
            </draw:text-box>
          </draw:frame>
          <draw:frame draw:style-name="gr8" draw:text-style-name="P6" draw:layer="layout" svg:width="1.4cm" svg:height="0.645cm" svg:x="33.804cm" svg:y="14.815cm">
            <draw:text-box>
              <text:p text:style-name="P1"><text:span text:style-name="T2">1</text:span></text:p>
            </draw:text-box>
          </draw:frame>
          <draw:frame draw:style-name="gr8" draw:text-style-name="P6" draw:layer="layout" svg:width="1.4cm" svg:height="0.645cm" svg:x="37.204cm" svg:y="16.615cm">
            <draw:text-box>
              <text:p text:style-name="P1"><text:span text:style-name="T2">0..*</text:span></text:p>
            </draw:text-box>
          </draw:frame>
          <draw:frame draw:style-name="gr8" draw:text-style-name="P6" draw:layer="layout" svg:width="1.4cm" svg:height="0.645cm" svg:x="29.904cm" svg:y="26.315cm">
            <draw:text-box>
              <text:p text:style-name="P1"><text:span text:style-name="T2">1</text:span></text:p>
            </draw:text-box>
          </draw:frame>
          <draw:frame draw:style-name="gr8" draw:text-style-name="P6" draw:layer="layout" svg:width="1.4cm" svg:height="0.645cm" svg:x="38.104cm" svg:y="26.316cm">
            <draw:text-box>
              <text:p text:style-name="P1"><text:span text:style-name="T2">0..*</text:span></text:p>
            </draw:text-box>
          </draw:frame>
          <draw:frame draw:style-name="gr8" draw:text-style-name="P6" draw:layer="layout" svg:width="3.5cm" svg:height="0.645cm" svg:x="23.304cm" svg:y="18.814cm">
            <draw:text-box>
              <text:p text:style-name="P1"><text:span text:style-name="T2">Company</text:span></text:p>
            </draw:text-box>
          </draw:frame>
          <draw:frame draw:style-name="gr8" draw:text-style-name="P6" draw:layer="layout" svg:width="3.5cm" svg:height="0.645cm" svg:x="29.404cm" svg:y="18.815cm">
            <draw:text-box>
              <text:p text:style-name="P1"><text:span text:style-name="T2">Departments</text:span></text:p>
            </draw:text-box>
          </draw:frame>
          <draw:frame draw:style-name="gr8" draw:text-style-name="P6" draw:layer="layout" svg:width="3.5cm" svg:height="0.645cm" svg:x="34.504cm" svg:y="14.816cm">
            <draw:text-box>
              <text:p text:style-name="P1"><text:span text:style-name="T2">SuperDepartment</text:span></text:p>
            </draw:text-box>
          </draw:frame>
          <draw:frame draw:style-name="gr8" draw:text-style-name="P6" draw:layer="layout" svg:width="3.5cm" svg:height="0.645cm" svg:x="37.004cm" svg:y="17.317cm">
            <draw:text-box>
              <text:p text:style-name="P1"><text:span text:style-name="T2">SubDepartments</text:span></text:p>
            </draw:text-box>
          </draw:frame>
          <draw:frame draw:style-name="gr8" draw:text-style-name="P6" draw:layer="layout" svg:width="4.1cm" svg:height="0.645cm" svg:x="28.404cm" svg:y="20.316cm">
            <draw:text-box>
              <text:p text:style-name="P1"><text:span text:style-name="T2">ManagedDepartment</text:span></text:p>
            </draw:text-box>
          </draw:frame>
          <draw:frame draw:style-name="gr8" draw:text-style-name="P6" draw:layer="layout" svg:width="4.1cm" svg:height="0.645cm" svg:x="28.604cm" svg:y="25.717cm">
            <draw:text-box>
              <text:p text:style-name="P1"><text:span text:style-name="T2">Manager</text:span></text:p>
            </draw:text-box>
          </draw:frame>
          <draw:frame draw:style-name="gr8" draw:text-style-name="P6" draw:layer="layout" svg:width="4.1cm" svg:height="0.645cm" svg:x="36.804cm" svg:y="20.317cm">
            <draw:text-box>
              <text:p text:style-name="P1"><text:span text:style-name="T2">Department</text:span></text:p>
            </draw:text-box>
          </draw:frame>
          <draw:frame draw:style-name="gr8" draw:text-style-name="P6" draw:layer="layout" svg:width="4.1cm" svg:height="0.645cm" svg:x="36.804cm" svg:y="25.618cm">
            <draw:text-box>
              <text:p text:style-name="P1"><text:span text:style-name="T2">Employe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Diamond_20_unfilled" draw:fill="none" draw:fill-gradient-name="Gradient_20_7" draw:fill-hatch-name="Hatching_20_1" draw:fill-image-name="Bitmap_20_1" draw:fill-image-width="0cm" draw:fill-image-height="0cm" draw:shadow-offset-x="0.212cm" draw:shadow-offset-y="0.21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08cm" fo:page-height="42.0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7-05-29T16:58:13.755296820</meta:creation-date>
    <dc:date>2017-05-31T08:52:52.962892164</dc:date>
    <dc:creator>darjeeling </dc:creator>
    <meta:editing-duration>PT16H45M50S</meta:editing-duration>
    <meta:editing-cycles>23</meta:editing-cycles>
    <meta:generator>LibreOffice/5.1.6.2$Linux_X86_64 LibreOffice_project/10m0$Build-2</meta:generator>
    <meta:document-statistic meta:object-count="34"/>
  </office:meta>
</office:document-meta>
</file>